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015"/>
        </table:table-row>
        <table:table-row table:style-name="ro1">
          <table:table-cell table:style-name="ce30" office:value-type="date" office:date-value="2017-10-17" calcext:value-type="date">
            <text:p>2017-10-17</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10-18" calcext:value-type="date">
            <text:p>2017-10-18</text:p>
          </table:table-cell>
          <table:table-cell table:number-columns-repeated="7"/>
          <table:table-cell office:value-type="string" calcext:value-type="string">
            <text:p>- COS301: Class</text:p>
          </table:table-cell>
          <table:table-cell table:number-columns-repeated="1015"/>
        </table:table-row>
        <table:table-row table:style-name="ro5">
          <table:table-cell table:style-name="ce30"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Class</text:p>
          </table:table-cell>
          <table:table-cell table:number-columns-repeated="1015"/>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1" calcext:value-type="float">
            <text:p>41</text:p>
          </table:table-cell>
          <table:table-cell table:formula="of:=SUM([.E2:.E9])" office:value-type="float" office:value="56" calcext:value-type="float">
            <text:p>56</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38" calcext:value-type="float">
            <text:p>538</text:p>
          </table:table-cell>
          <table:table-cell table:formula="of:=SUM([.D12:.I12])" office:value-type="float" office:value="330" calcext:value-type="float">
            <text:p>3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4" calcext:value-type="float">
            <text:p>64</text:p>
          </table:table-cell>
          <table:table-cell table:formula="of:=SUM([.E2:.E10])" office:value-type="float" office:value="81" calcext:value-type="float">
            <text:p>81</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25" calcext:value-type="float">
            <text:p>725</text:p>
          </table:table-cell>
          <table:table-cell table:formula="of:=SUM([.D13:.I13])" office:value-type="float" office:value="473" calcext:value-type="float">
            <text:p>47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125" calcext:value-type="float">
            <text:p>5.125</text:p>
          </table:table-cell>
          <table:table-cell table:formula="of:=([.E12]/[.E15])" office:value-type="float" office:value="7" calcext:value-type="float">
            <text:p>7</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3.541666666667" calcext:value-type="float">
            <text:p>193.541666666667</text:p>
          </table:table-cell>
          <table:table-cell table:formula="of:=SUM([.D16:.I16])" office:value-type="float" office:value="31.5416666666667" calcext:value-type="float">
            <text:p>31.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 calcext:value-type="float">
            <text:p>8</text:p>
          </table:table-cell>
          <table:table-cell table:formula="of:=([.E13]/[.E15])" office:value-type="float" office:value="10.125" calcext:value-type="float">
            <text:p>10.1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1.958333333333" calcext:value-type="float">
            <text:p>241.958333333333</text:p>
          </table:table-cell>
          <table:table-cell table:formula="of:=SUM([.D17:.I17])" office:value-type="float" office:value="45.4583333333333" calcext:value-type="float">
            <text:p>45.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7">00/00/0000</text:date>, <text:time style:data-style-name="N2" text:time-value="11:17:52.45345696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7T11:19:27.063867049</dc:date>
    <meta:creation-date>2016-09-05T22:47:24Z</meta:creation-date>
    <meta:editing-cycles>1290</meta:editing-cycles>
    <meta:editing-duration>P26DT13H49M13S</meta:editing-duration>
    <meta:generator>LibreOffice/5.2.7.2$Linux_X86_64 LibreOffice_project/20m0$Build-2</meta:generator>
    <meta:document-statistic meta:table-count="4" meta:cell-count="4019" meta:object-count="0"/>
  </office:meta>
</office:document-meta>
</file>